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3pt"/>
    </style:style>
    <style:style style:name="P2" style:family="paragraph" style:parent-style-name="Standard">
      <style:text-properties style:font-name="Times" fo:font-size="14pt" style:text-underline-style="solid" style:text-underline-width="auto" style:text-underline-color="font-color" fo:font-weight="bold"/>
    </style:style>
    <style:style style:name="P3" style:family="paragraph" style:parent-style-name="Standard">
      <style:text-properties style:font-name="Times" fo:font-size="13pt"/>
    </style:style>
    <style:style style:name="P4" style:family="paragraph" style:parent-style-name="Standard">
      <style:text-properties style:font-name="Times" fo:font-size="13pt" officeooo:paragraph-rsid="000711eb"/>
    </style:style>
    <style:style style:name="P5" style:family="paragraph" style:parent-style-name="Standard" style:list-style-name="L2">
      <style:text-properties style:font-name="Times" fo:font-size="13pt"/>
    </style:style>
    <style:style style:name="P6" style:family="paragraph" style:parent-style-name="Standard" style:list-style-name="L3">
      <style:text-properties style:font-name="Times" fo:font-size="13pt"/>
    </style:style>
    <style:style style:name="P7" style:family="paragraph" style:parent-style-name="Standard" style:list-style-name="L4">
      <style:text-properties style:font-name="Times" fo:font-size="13pt"/>
    </style:style>
    <style:style style:name="P8" style:family="paragraph" style:parent-style-name="Standard" style:list-style-name="L5">
      <style:text-properties style:font-name="Times" fo:font-size="13pt"/>
    </style:style>
    <style:style style:name="P9" style:family="paragraph" style:parent-style-name="Standard" style:list-style-name="L6">
      <style:text-properties style:font-name="Times" fo:font-size="13pt"/>
    </style:style>
    <style:style style:name="P10" style:family="paragraph" style:parent-style-name="Standard" style:list-style-name="L7">
      <style:text-properties style:font-name="Times" fo:font-size="13pt" officeooo:paragraph-rsid="000711eb"/>
    </style:style>
    <style:style style:name="P11" style:family="paragraph" style:parent-style-name="Standard">
      <style:text-properties style:font-name="Times" fo:font-size="13pt" style:font-size-asian="11.3500003814697pt" style:font-size-complex="13pt"/>
    </style:style>
    <style:style style:name="P12" style:family="paragraph" style:parent-style-name="Standard" style:list-style-name="L8">
      <style:text-properties style:font-name="Times" fo:font-size="13pt"/>
    </style:style>
    <style:style style:name="P13" style:family="paragraph" style:parent-style-name="Standard" style:list-style-name="L9">
      <style:text-properties style:font-name="Times" fo:font-size="13pt"/>
    </style:style>
    <style:style style:name="P14" style:family="paragraph" style:parent-style-name="Standard" style:list-style-name="L10">
      <style:text-properties style:font-name="Times" fo:font-size="13pt"/>
    </style:style>
    <style:style style:name="P15" style:family="paragraph" style:parent-style-name="Standard" style:list-style-name="L11">
      <style:text-properties style:font-name="Times" fo:font-size="13pt"/>
    </style:style>
    <style:style style:name="P16" style:family="paragraph" style:parent-style-name="Standard" style:list-style-name="L12">
      <style:text-properties style:font-name="Times" fo:font-size="13pt"/>
    </style:style>
    <style:style style:name="T1" style:family="text">
      <style:text-properties fo:color="#000000"/>
    </style:style>
    <style:style style:name="T2" style:family="text">
      <style:text-properties officeooo:rsid="000711eb"/>
    </style:style>
    <style:style style:name="T3" style:family="text">
      <style:text-properties officeooo:rsid="000797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meline:</text:p>
      <text:p text:style-name="P1"/>
      <text:p text:style-name="P1">04/01/2016:</text:p>
      <text:list xml:id="list7863895872774304398" text:style-name="L2">
        <text:list-item>
          <text:p text:style-name="P5">Découverte du framework (Equipe)</text:p>
        </text:list-item>
        <text:list-item>
          <text:p text:style-name="P5">Factorisation de codes dans la création de polygone : <text:span text:style-name="T1">IntersectTools.java (Aymeric, Charles, Kevin)</text:span></text:p>
        </text:list-item>
        <text:list-item>
          <text:p text:style-name="P5">Instanceof dans <text:span text:style-name="T1">GameUniverseDefaultImpl.java</text:span> (tentative) (Jérémy, Pierre)</text:p>
        </text:list-item>
        <text:list-item>
          <text:p text:style-name="P5">Création du journal de bord (Equipe)</text:p>
        </text:list-item>
      </text:list>
      <text:p text:style-name="P1"/>
      <text:p text:style-name="P1">05/01/2016: </text:p>
      <text:list xml:id="list7741617845907785963" text:style-name="L3">
        <text:list-item>
          <text:p text:style-name="P6">Suppression duplication reverseParameters qui ressemble à la méthode applySpecificOverlapRule(tentative envoi pull request) (Aymeric)</text:p>
        </text:list-item>
        <text:list-item>
          <text:p text:style-name="P6">Recherche icônes à utiliser pour notre jeu (Equipe)</text:p>
        </text:list-item>
        <text:list-item>
          <text:p text:style-name="P6">Début d’écriture du code pour la fenêtre graphique pour notre projet de jeu Bomberman (Charles,Kévin,Jérémy,Pierre)</text:p>
        </text:list-item>
        <text:list-item>
          <text:p text:style-name="P6">Finalisation fenêtre graphique pour notre jeu (Kévin)</text:p>
        </text:list-item>
        <text:list-item>
          <text:p text:style-name="P6">Adaptation des icônes en format .gif avec fond en transparence (Kévin)</text:p>
        </text:list-item>
        <text:list-item>
          <text:p text:style-name="P6">Première implementation de la classe Player (Charles)</text:p>
        </text:list-item>
        <text:list-item>
          <text:p text:style-name="P6">Suppression de l’instance of dans les fonctions addOverlappable et removeOverlappable (tentative envoie pull request) (Jérémy)</text:p>
        </text:list-item>
      </text:list>
      <text:p text:style-name="P1"/>
      <text:p text:style-name="P1">06/01/2016: </text:p>
      <text:list xml:id="list3476040295758243605" text:style-name="L4">
        <text:list-item>
          <text:p text:style-name="P7">Création d’un héritage de tests pour le test de la classe MoveStrategyKeybord (tentative envoie de pull request)(Aymeric)</text:p>
        </text:list-item>
        <text:list-item>
          <text:p text:style-name="P7">Création de tests pour les méthodes getDriver et setSpeedVector de la classe GameMovable (tentative envoie de pull request) (Charles)</text:p>
        </text:list-item>
      </text:list>
      <text:p text:style-name="P1"/>
      <text:p text:style-name="P1">07/01/2016:</text:p>
      <text:list xml:id="list5102034664518259995" text:style-name="L5">
        <text:list-item>
          <text:p text:style-name="P8">Amélioration et création de tests (utilisation des getters et verifications lors de la création d’objets) pour la classe GameConfiguration (tentative envoie pull request)(Charles)</text:p>
        </text:list-item>
        <text:list-item>
          <text:p text:style-name="P8">Corrections des pull request envoyés (Aymeric,Charles,Jérémy).</text:p>
        </text:list-item>
      </text:list>
      <text:p text:style-name="P1"/>
      <text:p text:style-name="P2">Contributions:</text:p>
      <text:p text:style-name="P11"/>
      <text:p text:style-name="P2">Apprentissages:</text:p>
      <text:p text:style-name="P1"/>
      <text:p text:style-name="P1">04/01/2016:</text:p>
      <text:list xml:id="list3037190790835533485" text:style-name="L6">
        <text:list-item>
          <text:p text:style-name="P9">Utilisation de GitHub pour la mise à jour du travail, l’envoie de pull requests…</text:p>
        </text:list-item>
        <text:list-item>
          <text:p text:style-name="P9">Installation proxy pour Maven, et utilisation de ce dernier.</text:p>
        </text:list-item>
      </text:list>
      <text:p text:style-name="P1"/>
      <text:p text:style-name="P1">06/01/2016:</text:p>
      <text:list xml:id="list2393961309593975575" text:style-name="L8">
        <text:list-item>
          <text:p text:style-name="P12">Envoyer un commit sur une pull request déjà existante.</text:p>
        </text:list-item>
      </text:list>
      <text:p text:style-name="P1"/>
      <text:p text:style-name="P1"><text:soft-page-break/>07/01/2016:</text:p>
      <text:list xml:id="list4327343204489425177" text:style-name="L7">
        <text:list-item>
          <text:p text:style-name="P10">Fusionner 2 ou plusieurs commits sur GitHub.</text:p>
        </text:list-item>
        <text:list-item>
          <text:p text:style-name="P10"><text:span text:style-name="T3">Séparer un commit en 2 (ou plusieurs) commits</text:span></text:p>
        </text:list-item>
        <text:list-item>
          <text:p text:style-name="P10"><text:span text:style-name="T3">Supprimer un commit</text:span></text:p>
        </text:list-item>
      </text:list>
      <text:p text:style-name="P4"/>
      <text:p text:style-name="P2">Communications:</text:p>
      <text:p text:style-name="P1"/>
      <text:p text:style-name="P1">04/01/2016:</text:p>
      <text:list xml:id="list4634058942017400066" text:style-name="L9">
        <text:list-item>
          <text:p text:style-name="P13">Envoie d’une pull request sur la factorisation de codes dans la création de polygone (Acceptée). </text:p>
        </text:list-item>
      </text:list>
      <text:p text:style-name="P1"/>
      <text:p text:style-name="P1">05/01/2016:</text:p>
      <text:list xml:id="list2498920485627885531" text:style-name="L10">
        <text:list-item>
          <text:p text:style-name="P14">Envoie d’une pull request sur la suppression de duplication reverseParameters qui ressemble à la méthode applySpecificOverlapRule (Acceptée)</text:p>
        </text:list-item>
        <text:list-item>
          <text:p text:style-name="P14">Envoie d’une pull request sur l’instance of dans les fonctions addOverlappable et removeOverlappable (En cours)</text:p>
        </text:list-item>
      </text:list>
      <text:p text:style-name="P1"/>
      <text:p text:style-name="P1">06/01/2016: </text:p>
      <text:list xml:id="list4724593300729610963" text:style-name="L11">
        <text:list-item>
          <text:p text:style-name="P15">Envoie d’une pull request sur l’arborescence de tests dans la classe MoveStrategyKeyboard (En cours)</text:p>
        </text:list-item>
        <text:list-item>
          <text:p text:style-name="P15">Envoie d’une pull request sur la création de tests dans la classe GameMovable (Acceptée)</text:p>
        </text:list-item>
      </text:list>
      <text:p text:style-name="P1"/>
      <text:p text:style-name="P1">07/01/2016:</text:p>
      <text:list xml:id="list9084547376381285003" text:style-name="L12">
        <text:list-item>
          <text:p text:style-name="P16">Envoie d’une pull request sur l’amélioration et la création de tests dans la classe GameConfiguration (En cours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09T11:54:23.693597814</dc:date>
    <meta:editing-duration>PT5M7S</meta:editing-duration>
    <meta:editing-cycles>3</meta:editing-cycles>
    <meta:document-statistic meta:table-count="0" meta:image-count="0" meta:object-count="0" meta:page-count="2" meta:paragraph-count="42" meta:word-count="354" meta:character-count="2490" meta:non-whitespace-character-count="2201"/>
  </office:meta>
</office:document-meta>
</file>